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1000000E1B606CCA41469AA2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f" svg:font-family="Sans-seriff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ans-seriff" fo:font-size="18pt" style:text-underline-style="solid" style:text-underline-width="auto" style:text-underline-color="font-color" fo:font-weight="bold" officeooo:rsid="0012c3ca" officeooo:paragraph-rsid="0012c3ca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end" style:justify-single-word="false" fo:break-before="page"/>
      <style:text-properties style:font-name="Sans-seriff" fo:font-size="18pt" fo:font-style="italic" style:text-underline-style="none" fo:font-weight="bold" officeooo:rsid="0012c3ca" officeooo:paragraph-rsid="0012c3ca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Sans-seriff" fo:font-size="16pt" fo:font-style="italic" style:text-underline-style="none" fo:font-weight="bold" officeooo:rsid="0012c3ca" officeooo:paragraph-rsid="0012c3ca" style:font-size-asian="14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Sans-seriff" fo:font-size="16pt" style:text-underline-style="solid" style:text-underline-width="auto" style:text-underline-color="font-color" fo:font-weight="bold" officeooo:rsid="0012c3ca" officeooo:paragraph-rsid="0012c3ca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Sans-seriff" fo:font-size="16pt" style:text-underline-style="none" fo:font-weight="bold" officeooo:rsid="0012c3ca" officeooo:paragraph-rsid="0012c3ca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Sans-seriff" fo:font-size="16pt" style:text-underline-style="none" fo:font-weight="bold" officeooo:rsid="0012c3ca" officeooo:paragraph-rsid="0012c3ca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Sans-seriff" fo:font-size="14pt" fo:font-style="italic" style:text-underline-style="none" fo:font-weight="normal" officeooo:rsid="0013735a" officeooo:paragraph-rsid="0016045f" style:font-size-asian="12.25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Sans-seriff" fo:font-size="14pt" fo:font-style="italic" style:text-underline-style="none" fo:font-weight="normal" officeooo:rsid="0016045f" officeooo:paragraph-rsid="0016045f" style:font-size-asian="12.25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Sans-seriff" fo:font-size="14pt" fo:font-style="italic" style:text-underline-style="none" fo:font-weight="normal" officeooo:rsid="00169ab8" officeooo:paragraph-rsid="00169ab8" style:font-size-asian="12.25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Sans-seriff" fo:font-size="14pt" fo:font-style="italic" style:text-underline-style="none" fo:font-weight="normal" officeooo:rsid="00169ab8" officeooo:paragraph-rsid="001738dc" style:font-size-asian="12.25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Sans-seriff" fo:font-size="14pt" fo:font-style="italic" style:text-underline-style="none" fo:font-weight="normal" officeooo:rsid="001738dc" officeooo:paragraph-rsid="001738dc" style:font-size-asian="12.25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2a6099" loext:opacity="100%" style:font-name="Sans-seriff" fo:font-size="20pt" fo:font-style="normal" style:text-underline-style="none" fo:font-weight="bold" officeooo:rsid="001fd1ad" officeooo:paragraph-rsid="001fd1ad" style:font-size-asian="20pt" style:font-style-asian="normal" style:font-weight-asian="bold" style:font-size-complex="20pt" style:font-style-complex="normal" style:font-weight-complex="bold"/>
    </style:style>
    <style:style style:name="P13" style:family="paragraph" style:parent-style-name="Standard">
      <style:paragraph-properties fo:text-align="start" style:justify-single-word="false" fo:break-before="page"/>
      <style:text-properties fo:color="#2a6099" loext:opacity="100%" style:font-name="Sans-seriff" fo:font-size="20pt" fo:font-style="normal" style:text-underline-style="none" fo:font-weight="bold" officeooo:rsid="002cd17d" officeooo:paragraph-rsid="002cd17d" style:font-size-asian="17.5pt" style:font-style-asian="normal" style:font-weight-asian="bold" style:font-size-complex="20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2a6099" loext:opacity="100%" style:font-name="Sans-seriff" fo:font-size="20pt" fo:font-style="normal" style:text-underline-style="none" fo:font-weight="bold" officeooo:rsid="002cd17d" officeooo:paragraph-rsid="002cd17d" style:font-size-asian="17.5pt" style:font-style-asian="normal" style:font-weight-asian="bold" style:font-size-complex="20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Sans-seriff" fo:font-size="20pt" fo:font-style="normal" style:text-underline-style="none" fo:font-weight="normal" officeooo:rsid="002cd17d" officeooo:paragraph-rsid="002cd17d" style:font-size-asian="17.5pt" style:font-style-asian="normal" style:font-weight-asian="normal" style:font-size-complex="2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Sans-seriff" fo:font-size="15pt" fo:font-style="normal" style:text-underline-style="none" fo:font-weight="bold" officeooo:rsid="0022c98b" officeooo:paragraph-rsid="0022c98b" style:font-size-asian="15pt" style:font-style-asian="normal" style:font-weight-asian="bold" style:font-size-complex="15pt" style:font-style-complex="normal" style:font-weight-complex="bold"/>
    </style:style>
    <style:style style:name="P17" style:family="paragraph" style:parent-style-name="Footer">
      <style:paragraph-properties fo:text-align="end" style:justify-single-word="false"/>
      <style:text-properties officeooo:rsid="0013ffbb" officeooo:paragraph-rsid="0013ffbb"/>
    </style:style>
    <style:style style:name="P18" style:family="paragraph" style:parent-style-name="Standard">
      <style:paragraph-properties fo:text-align="end" style:justify-single-word="false"/>
      <style:text-properties style:font-name="Sans-seriff" fo:font-size="14pt" fo:font-style="italic" style:text-underline-style="none" fo:font-weight="normal" officeooo:rsid="001738dc" officeooo:paragraph-rsid="001738dc" style:font-size-asian="12.25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Sans-seriff" fo:font-size="16pt" fo:font-style="italic" style:text-underline-style="none" fo:font-weight="normal" officeooo:rsid="001738dc" officeooo:paragraph-rsid="001738dc" style:font-size-asian="16pt" style:font-style-asian="italic" style:font-weight-asian="normal" style:font-size-complex="16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Sans-seriff" fo:font-size="15pt" fo:font-style="normal" style:text-underline-style="none" fo:font-weight="bold" officeooo:rsid="0022c98b" officeooo:paragraph-rsid="0022c98b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Sans-seriff" fo:font-size="15pt" fo:font-style="normal" style:text-underline-style="none" fo:font-weight="bold" officeooo:rsid="002e6882" officeooo:paragraph-rsid="002e6882" style:font-size-asian="15pt" style:font-style-asian="normal" style:font-weight-asian="bold" style:font-size-complex="1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Sans-seriff" fo:font-size="15pt" fo:font-style="normal" style:text-underline-style="none" fo:font-weight="bold" officeooo:rsid="002f5bb5" officeooo:paragraph-rsid="002f5bb5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officeooo:rsid="00169ab8"/>
    </style:style>
    <style:style style:name="T2" style:family="text">
      <style:text-properties officeooo:rsid="001738dc"/>
    </style:style>
    <style:style style:name="T3" style:family="text">
      <style:text-properties officeooo:rsid="00272ad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officeooo:rsid="002f5bb5"/>
    </style:style>
    <style:style style:name="T6" style:family="text">
      <style:text-properties officeooo:rsid="003359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enda</text:p>
      <text:p text:style-name="P4"/>
      <text:p text:style-name="P5">Tomás Rodríguez-Mata Suárez</text:p>
      <text:p text:style-name="P5">Proyecto Fin de Grado – Junio 2022</text:p>
      <text:p text:style-name="P5">Desarrollo de Aplicaciones Multiplataforma</text:p>
      <text:p text:style-name="P5">CETYS – Universidad Francisco de Vitoria</text:p>
      <text:p text:style-name="P5"/>
      <text:p text:style-name="P4"/>
      <text:p text:style-name="P6"/>
      <text:p text:style-name="P2">Agradecimientos:</text:p>
      <text:p text:style-name="P3"/>
      <text:p text:style-name="P7">Agradezco de corazón, la labor de todos los docentes</text:p>
      <text:p text:style-name="P7"><text:s/>espectaculares que nos han enseñado durante estos dos</text:p>
      <text:p text:style-name="P8">años, en especial a Carmen por su metodología,</text:p>
      <text:p text:style-name="P8">a Inmaculada por su dedicación, a ‘Nico’ por su paciencia,</text:p>
      <text:p text:style-name="P8">y a Jorge, por darme ganas de apre<text:span text:style-name="T1">nder cada día más.</text:span></text:p>
      <text:p text:style-name="P8"/>
      <text:p text:style-name="P9">Agradecer también a mis compañeros de clase, en</text:p>
      <text:p text:style-name="P9">especial a Juan Pablo, Puertas, Helios, Adrián, Mulay, </text:p>
      <text:p text:style-name="P9">Alberto, Kike y Gustavo por hacer cada día más divertido.</text:p>
      <text:p text:style-name="P10">Pero sobre todo <text:span text:style-name="T2">a mi amigo Pablo, por guiarme y </text:span></text:p>
      <text:p text:style-name="P11">aguantarme en todo lo relacionado a la programación.</text:p>
      <text:p text:style-name="P10"/>
      <text:p text:style-name="P11">Gracias a todos por haberme ayudado a encontrar</text:p>
      <text:p text:style-name="P11">mi camino y otorgarme la confianza y la motivación</text:p>
      <text:p text:style-name="P11">que necesitaba desde hace tiempo. Muchas gracias.</text:p>
      <text:p text:style-name="P11"/>
      <text:p text:style-name="P11">Tomás Rodríguez-Mata Suárez</text:p>
      <text:p text:style-name="P11"/>
      <text:p text:style-name="P11">Junio 2022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9">“Sin vosotros no hubiese sido posible” </text:p>
      <text:p text:style-name="P12">Índice</text:p>
      <text:p text:style-name="P12"/>
      <text:p text:style-name="P16">1.<text:tab/>Acerca del proyecto ………..….………………………………...</text:p>
      <text:p text:style-name="P16"><text:tab/>1.1.<text:tab/>Origen de la idea ……………………………………………..</text:p>
      <text:p text:style-name="P16"><text:tab/>1.2.<text:tab/>Evolución de la idea ………………………………………...</text:p>
      <text:p text:style-name="P16"><text:tab/>1.3.<text:tab/><text:span text:style-name="T3">Futuro del proyecto ………………………………………….</text:span></text:p>
      <text:p text:style-name="P21">2.<text:tab/>Desarrollo del proyecto ………………………………………….</text:p>
      <text:p text:style-name="P21"><text:tab/>2.1.<text:tab/>Diseño de la base de datos ………………………………</text:p>
      <text:p text:style-name="P21"><text:tab/>2.2.<text:tab/>Diseño de la interfaz ……………………………………….</text:p>
      <text:p text:style-name="P21">3.<text:tab/>Tecnologías utilizadas……………………………………….</text:p>
      <text:p text:style-name="P21"><text:tab/>3.1.<text:tab/><text:span text:style-name="T5">Frameworks empleados ………………………………….</text:span></text:p>
      <text:p text:style-name="P21"><text:tab/><text:span text:style-name="T5">3.2.<text:tab/>Lenguajes empleados …………………………………….</text:span></text:p>
      <text:p text:style-name="P21"><text:span text:style-name="T5"><text:tab/>3.3.<text:tab/>Entorno de desarrollo (IDE) …………………………….</text:span></text:p>
      <text:p text:style-name="P21"><text:span text:style-name="T5"><text:tab/>3.4.<text:tab/>Otros programas ……………………………………………</text:span></text:p>
      <text:p text:style-name="P22">4.<text:tab/>Guía de uso …………………………………………………………</text:p>
      <text:p text:style-name="P22"><text:tab/>4.1.<text:tab/>Login y Signup ………………………………………………</text:p>
      <text:p text:style-name="P22"><text:tab/>4.2.<text:tab/>Sección de Tareas ………………………………………..</text:p>
      <text:p text:style-name="P22"><text:tab/>4.3.<text:tab/>Sección de Categorias …………………………………..</text:p>
      <text:p text:style-name="P22"><text:tab/>4.4.<text:tab/>Personalización interfaz ………………………………...</text:p>
      <text:p text:style-name="P22">5.<text:tab/>Metodología y Diseño previo …………………………………..</text:p>
      <text:p text:style-name="P22"><text:tab/>5.1.<text:tab/><text:span text:style-name="T6">Agile Methodology ………………………………………….</text:span></text:p>
      <text:p text:style-name="P22"><text:span text:style-name="T6"><text:tab/>5.2.<text:tab/>GitHub ………………………………………….</text:span></text:p>
      <text:p text:style-name="P22"><text:span text:style-name="T6"><text:tab/>5.3.<text:tab/>Milestones y organización ………………………………</text:span></text:p>
      <text:p text:style-name="P22"><text:tab/><text:span text:style-name="T6">5.4.<text:tab/>Bocetos de diseño ………………………………………….</text:span></text:p>
      <text:p text:style-name="P13">1.<text:tab/>Acerca del Proyecto</text:p>
      <text:p text:style-name="P14"/>
      <text:p text:style-name="P15"/>
      <text:p text:style-name="P14"/>
      <text:p text:style-name="P14"><text:tab/><text:span text:style-name="T4">1.1.<text:tab/>Origen de la ide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f" svg:font-family="Sans-seriff" style:font-family-generic="swiss"/>
  </office:font-face-decls>
  <office:styles>
    <draw:fill-image draw:name="cetys" xlink:href="Pictures/10000000000000E1000000E1B606CCA41469AA2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3ffbb" officeooo:paragraph-rsid="0013ffb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399cm" fo:margin-left="0cm" fo:margin-right="0cm" fo:margin-bottom="0.499cm" style:dynamic-spacing="false" draw:fill="bitmap" draw:fill-image-name="cetys" draw:fill-image-width="2.2cm" draw:fill-image-height="2.2cm" style:repeat="no-repeat" draw:fill-image-ref-point-x="0%" draw:fill-image-ref-point-y="0%" draw:fill-image-ref-point="top-right" draw:tile-repeat-offset="0% vertical">
          <style:background-image xlink:href="Pictures/10000000000000E1000000E1B606CCA41469AA2C.png" xlink:type="simple" xlink:actuate="onLoad" style:position="top right" style:repeat="no-repeat"/>
        </style:header-footer-properties>
      </style:header-style>
      <style:footer-style>
        <style:header-footer-properties fo:min-height="1.699cm" fo:margin-left="0.199cm" fo:margin-right="0.199cm" fo:margin-top="0.499cm" fo:border="none" fo:padding="0.049cm" style:shadow="none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13:25:44.436000000</meta:creation-date>
    <dc:date>2022-05-31T14:10:41.843000000</dc:date>
    <meta:editing-duration>PT5H12M20S</meta:editing-duration>
    <meta:editing-cycles>11</meta:editing-cycles>
    <meta:generator>LibreOffice/7.3.2.2$Windows_X86_64 LibreOffice_project/49f2b1bff42cfccbd8f788c8dc32c1c309559be0</meta:generator>
    <meta:document-statistic meta:table-count="0" meta:image-count="0" meta:object-count="0" meta:page-count="4" meta:paragraph-count="48" meta:word-count="265" meta:character-count="1885" meta:non-whitespace-character-count="1644"/>
  </office:meta>
</office:document-meta>
</file>